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ff0000" draw:fill-color="#ff0000" draw:opacity="20%" draw:textarea-vertical-align="middle" draw:shadow-opacity="20%"/>
    </style:style>
    <style:style style:name="gr2" style:family="graphic" style:parent-style-name="standard">
      <style:graphic-properties svg:stroke-color="#00008b" draw:fill="solid" draw:fill-color="#00008b" draw:opacity="20%" draw:textarea-vertical-align="middle" draw:shadow-opacity="20%"/>
    </style:style>
    <style:style style:name="gr3" style:family="graphic" style:parent-style-name="standard">
      <style:graphic-properties svg:stroke-color="#008000" draw:fill="solid" draw:fill-color="#008000" draw:opacity="20%" draw:textarea-vertical-align="middle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Scale" draw:style-name="dp1" draw:master-page-name="Default">
        <draw:ellipse draw:name="OrigScale" draw:style-name="gr1" draw:text-style-name="P1" draw:layer="layout" svg:width="10cm" svg:height="6cm" draw:kind="section" draw:start-angle="345" draw:end-angle="280" draw:transform="translate(1cm 1cm)">
          <text:p/>
        </draw:ellipse>
        <draw:ellipse draw:name="FlipVerticalScale" draw:style-name="gr2" draw:text-style-name="P2" draw:layer="layout" svg:width="10cm" svg:height="6cm" draw:kind="section" draw:start-angle="345" draw:end-angle="280" draw:transform="scale(1 -1) translate(1cm 15cm)">
          <text:p/>
        </draw:ellipse>
        <draw:ellipse draw:name="FlipHorizontalScale" draw:style-name="gr3" draw:text-style-name="P3" draw:layer="layout" svg:width="10cm" svg:height="6cm" draw:kind="section" draw:start-angle="345" draw:end-angle="280" draw:transform="scale(-1 1) translate(23cm 1cm)">
          <text:p/>
        </draw:ellipse>
      </draw:page>
      <draw:page draw:name="Matrix" draw:style-name="dp1" draw:master-page-name="Default">
        <draw:ellipse draw:name="OrigMatrix" draw:style-name="gr1" draw:text-style-name="P1" draw:layer="layout" svg:width="10cm" svg:height="6cm" draw:kind="section" draw:start-angle="345" draw:end-angle="280" draw:transform="matrix(1 0 0 1 1cm 1cm)">
          <text:p xmlns:text="urn:oasis:names:tc:opendocument:xmlns:text:1.0"/>
        </draw:ellipse>
        <draw:ellipse draw:name="FlipVerticalMatrix" draw:style-name="gr2" draw:text-style-name="P2" draw:layer="layout" svg:width="10cm" svg:height="6cm" draw:kind="section" draw:start-angle="345" draw:end-angle="280" draw:transform="matrix(1 0 0 -1 1cm 15cm)">
          <text:p xmlns:text="urn:oasis:names:tc:opendocument:xmlns:text:1.0"/>
        </draw:ellipse>
        <draw:ellipse draw:name="FlipHorizontalMatrix" draw:style-name="gr3" draw:text-style-name="P3" draw:layer="layout" svg:width="10cm" svg:height="6cm" draw:kind="section" draw:start-angle="345" draw:end-angle="280" draw:transform="matrix(-1 0 0 1 23cm 1cm)">
          <text:p xmlns:text="urn:oasis:names:tc:opendocument:xmlns:text:1.0"/>
        </draw:ellips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8T21:40:05.625000000</meta:creation-date>
    <dc:title>24x16</dc:title>
    <meta:editing-duration>PT11M6S</meta:editing-duration>
    <meta:editing-cycles>3</meta:editing-cycles>
    <meta:generator>dailyNoOpenGl/6.5.0.0.alpha0$Windows_X86_64 LibreOffice_project/147af9e2cf7f937ed83ab00574b6a418a2cb629e</meta:generator>
    <meta:initial-creator>Regina Henschel</meta:initial-creator>
    <dc:date>2020-01-18T21:51:09.919000000</dc:date>
    <dc:creator>Regina Henschel</dc:creator>
    <meta:document-statistic meta:object-count="3"/>
    <meta:template xlink:type="simple" xlink:actuate="onRequest" xlink:title="24x16" xlink:href="../../Apps/LOdaily64user_noOpenGL/user/template/24x16.otg" meta:date="2020-01-18T21:40:05.499000000"/>
  </office:meta>
</office:document-meta>
</file>